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47d1" officeooo:paragraph-rsid="001947d1"/>
    </style:style>
    <style:style style:name="P2" style:family="paragraph" style:parent-style-name="Standard">
      <style:paragraph-properties fo:text-align="start" style:justify-single-word="false"/>
      <style:text-properties fo:font-style="normal" officeooo:rsid="001947d1" officeooo:paragraph-rsid="001947d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947d1" officeooo:paragraph-rsid="001947d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aa51b" officeooo:paragraph-rsid="001aa51b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4pt" officeooo:rsid="001947d1" officeooo:paragraph-rsid="001947d1" style:font-size-asian="24pt" style:font-size-complex="24pt"/>
    </style:style>
    <style:style style:name="P6" style:family="paragraph" style:parent-style-name="Standard">
      <style:paragraph-properties fo:text-align="end" style:justify-single-word="false"/>
      <style:text-properties fo:font-size="10pt" officeooo:rsid="001947d1" officeooo:paragraph-rsid="001947d1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ab32c" officeooo:paragraph-rsid="001ab32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947d1" officeooo:paragraph-rsid="001947d1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1aa51b" officeooo:paragraph-rsid="001aa51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dcab9" officeooo:paragraph-rsid="001dcab9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e0098" officeooo:paragraph-rsid="001e0098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e0098" officeooo:paragraph-rsid="001e0098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e0098" officeooo:paragraph-rsid="001e009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officeooo:rsid="001dcab9" officeooo:paragraph-rsid="001dcab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01947d1" officeooo:paragraph-rsid="001947d1"/>
    </style:style>
    <style:style style:name="P16" style:family="paragraph" style:parent-style-name="Standard">
      <style:paragraph-properties fo:text-align="start" style:justify-single-word="false"/>
      <style:text-properties officeooo:rsid="001dcab9" officeooo:paragraph-rsid="001dcab9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dcab9" officeooo:paragraph-rsid="001dcab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dcab9" officeooo:paragraph-rsid="001dcab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bold" officeooo:rsid="001e0098" officeooo:paragraph-rsid="001e0098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1e0098" officeooo:paragraph-rsid="001e0098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cab9" style:font-style-asian="italic" style:font-style-complex="italic"/>
    </style:style>
    <style:style style:name="T3" style:family="text">
      <style:text-properties fo:font-style="italic" officeooo:rsid="001e009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a51b" style:font-style-asian="normal" style:font-style-complex="normal"/>
    </style:style>
    <style:style style:name="T6" style:family="text">
      <style:text-properties fo:font-style="normal" officeooo:rsid="001947d1" style:font-style-asian="normal" style:font-style-complex="normal"/>
    </style:style>
    <style:style style:name="T7" style:family="text">
      <style:text-properties fo:font-style="normal" officeooo:rsid="001dcab9" style:font-style-asian="normal" style:font-style-complex="normal"/>
    </style:style>
    <style:style style:name="T8" style:family="text">
      <style:text-properties officeooo:rsid="001aa51b"/>
    </style:style>
    <style:style style:name="T9" style:family="text">
      <style:text-properties officeooo:rsid="001c709c"/>
    </style:style>
    <style:style style:name="T10" style:family="text">
      <style:text-properties officeooo:rsid="001dcab9"/>
    </style:style>
    <style:style style:name="T11" style:family="text">
      <style:text-properties officeooo:rsid="001e0098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REPORT ASSIGNMENT <text:span text:style-name="T10">2</text:span></text:p>
      <text:p text:style-name="P14">Create Xml Schema from Xml document</text:p>
      <text:p text:style-name="P14">XSLT from xml to csv</text:p>
      <text:p text:style-name="P14">extract specific information with xPath</text:p>
      <text:p text:style-name="P7"/>
      <text:p text:style-name="P1">Enrico Magnago 186957</text:p>
      <text:p text:style-name="P1"/>
      <text:p text:style-name="P17">Introduction</text:p>
      <text:p text:style-name="P18">The project was composed of 3 main parts.</text:p>
      <text:p text:style-name="P18">1) Define an xml schema for a given xml file.</text:p>
      <text:p text:style-name="P18">2) Create an xsl transformation to transform the given xml document into a csv file.</text:p>
      <text:p text:style-name="P18">3) Obtain the same csv file as 2 using xPath queries.</text:p>
      <text:p text:style-name="P1"/>
      <text:p text:style-name="P17">Explanation</text:p>
      <text:p text:style-name="P1">The <text:span text:style-name="T9">assignment</text:span> is built using <text:span text:style-name="T10">gradle</text:span>.</text:p>
      <text:p text:style-name="P1">There <text:span text:style-name="T10">is</text:span> <text:span text:style-name="T10">a single java class with 2 methods</text:span>: <text:span text:style-name="T2">toCsvXslt</text:span><text:span text:style-name="T1"> </text:span><text:span text:style-name="T4">and </text:span><text:span text:style-name="T2">toCsvXPath</text:span></text:p>
      <text:p text:style-name="P1"><text:span text:style-name="T4">The first one </text:span><text:span text:style-name="T7">uses a xsl transformation to translate the input xml into a csv file.</text:span></text:p>
      <text:p text:style-name="P16"><text:span text:style-name="T4">The second one uses xPath queries in order to extract the required information which are then written in csv format on the output file.</text:span></text:p>
      <text:p text:style-name="P16"><text:span text:style-name="T4">The input and output files are all placed in the root directory of the project.</text:span></text:p>
      <text:p text:style-name="P16"><text:span text:style-name="T4">The input xml file is called: </text:span><text:span text:style-name="T1">source.xml</text:span></text:p>
      <text:p text:style-name="P16"><text:span text:style-name="T4">The xml schema is called: </text:span><text:span text:style-name="T1">schema.xsd</text:span></text:p>
      <text:p text:style-name="P16"><text:span text:style-name="T4">The definition of the xslt file is called: </text:span><text:span text:style-name="T1">source.xsl</text:span></text:p>
      <text:p text:style-name="P16"><text:span text:style-name="T4">The output of the transformation are called: </text:span><text:span text:style-name="T1">out_xslt.csv </text:span><text:span text:style-name="T4">and </text:span><text:span text:style-name="T1">out_xpath.csv</text:span></text:p>
      <text:p text:style-name="P16"><text:span text:style-name="T1"/></text:p>
      <text:p text:style-name="P12">Implementation</text:p>
      <text:p text:style-name="P13">1) By looking at the structure of <text:span text:style-name="T1">source.xml</text:span> I have tried to infer a possible schema.</text:p>
      <text:p text:style-name="P11"><text:span text:style-name="T12">2) </text:span><text:span text:style-name="T10">In oder to perform the xsl transformation </text:span><text:span text:style-name="T2">source.xsl</text:span><text:span text:style-name="T10"> is read and used to create a Transformer <text:s text:c="3"/>instance which is then used to transform the input xml.</text:span></text:p>
      <text:p text:style-name="P10"/>
      <text:p text:style-name="P10"><text:span text:style-name="T11">3) </text:span>To perform the same transformation <text:span text:style-name="T11">of number 2</text:span> using xPath, all the <text:span text:style-name="T1">catalog_item</text:span> tags are collected <text:span text:style-name="T11">using the xPath query: </text:span><text:span text:style-name="T3">//catalog_item/. </text:span><text:span text:style-name="T11">then for each of these nodes the corresponding </text:span><text:span text:style-name="T3">item_number</text:span><text:span text:style-name="T11"> and </text:span><text:span text:style-name="T3">price</text:span><text:span text:style-name="T11"> tag are retrieved and their value is written to the output file in csv format.</text:span></text:p>
      <text:p text:style-name="P2"/>
      <text:p text:style-name="P19"><text:span text:style-name="T4">Deployment</text:span></text:p>
      <text:p text:style-name="P20"><text:span text:style-name="T4">The output of the execution of the java program can be seen by looking at the 2 csv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3:10:51.916574126</meta:creation-date>
    <dc:date>2017-10-12T22:26:07.183759083</dc:date>
    <meta:editing-duration>PT10M38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26" meta:word-count="285" meta:character-count="1631" meta:non-whitespace-character-count="1369"/>
  </office:meta>
</office:document-meta>
</file>